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00000043831EA58DCB76C96BD.png" manifest:media-type="image/png"/>
  <manifest:file-entry manifest:full-path="Pictures/100000010000031F0000017F79C53071FC9F8592.png" manifest:media-type="image/png"/>
  <manifest:file-entry manifest:full-path="Pictures/100000010000031F0000017F59A56698EB4D3E2E.png" manifest:media-type="image/png"/>
  <manifest:file-entry manifest:full-path="Pictures/10000001000003BC0000043239B6DC8762CD1C7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42b9a" officeooo:paragraph-rsid="00042b9a"/>
    </style:style>
    <style:style style:name="P2" style:family="paragraph" style:parent-style-name="Standard">
      <style:paragraph-properties fo:break-before="page"/>
      <style:text-properties officeooo:rsid="00042b9a" officeooo:paragraph-rsid="00042b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· Cambio de nome:<draw:frame draw:style-name="fr1" draw:name="Imagen1" text:anchor-type="char" svg:x="7.036cm" svg:y="0.131cm" svg:width="8.557cm" svg:height="9.611cm" draw:z-index="0"><draw:image xlink:href="Pictures/10000001000003BC0000043239B6DC8762CD1C7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" text:anchor-type="char" svg:x="-0.686cm" svg:y="0.31cm" svg:width="14.482cm" svg:height="6.941cm" draw:z-index="2"><draw:image xlink:href="Pictures/100000010000031F0000017F59A56698EB4D3E2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char" svg:x="2.08cm" svg:y="0.455cm" svg:width="14.492cm" svg:height="6.946cm" draw:z-index="1"><draw:image xlink:href="Pictures/100000010000031F0000017F79C53071FC9F859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·<draw:frame draw:style-name="fr1" draw:name="Imagen4" text:anchor-type="char" svg:x="0.122cm" svg:y="1.852cm" svg:width="17cm" svg:height="19.124cm" draw:z-index="3"><draw:image xlink:href="Pictures/10000001000003C00000043831EA58DCB76C96BD.png" xlink:type="simple" xlink:show="embed" xlink:actuate="onLoad" draw:mime-type="image/png"/></draw:frame> Inicio de sesion para observar los cambio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09:40:32.557164967</meta:creation-date>
    <dc:date>2025-04-11T10:17:43.584295730</dc:date>
    <meta:editing-duration>PT37M11S</meta:editing-duration>
    <meta:editing-cycles>1</meta:editing-cycles>
    <meta:document-statistic meta:table-count="0" meta:image-count="4" meta:object-count="0" meta:page-count="2" meta:paragraph-count="2" meta:word-count="12" meta:character-count="61" meta:non-whitespace-character-count="51"/>
    <meta:generator>LibreOffice/7.4.7.2$Linux_X86_64 LibreOffice_project/40$Build-2</meta:generator>
  </office:meta>
</office:document-meta>
</file>